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22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2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27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table:number-columns-repeated="1007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18:01:34.6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6T18:17:33.390000000</dc:date>
    <meta:editing-duration>P3DT21H6M56S</meta:editing-duration>
    <meta:editing-cycles>1578</meta:editing-cycles>
    <meta:document-statistic meta:table-count="3" meta:cell-count="9008" meta:object-count="0"/>
  </office:meta>
</office:document-meta>
</file>